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e4d" officeooo:paragraph-rsid="001b3e4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b3e4d" officeooo:paragraph-rsid="001b3e4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rsid="001b3e4d" officeooo:paragraph-rsid="001b3e4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officeooo:rsid="001d9eeb" officeooo:paragraph-rsid="001d9eeb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SITORIO GIT HUB</text:p>
      <text:p text:style-name="P3"/>
      <text:p text:style-name="P3"/>
      <text:p text:style-name="P1"><text:span text:style-name="T1">git clone “nombre del respositorio”</text:span> → Lo encontrarás en la pestaña de “Code”, un botón verde que pone “Clone or Download” Aconsejo que le des a donde pone “USE SSH” y copies ese link en lugar del que te da por defecto que utiliza https. Lo digo porque luego si no, va a estar todo el rato pidiéndote usuario y contraseña. Te crea una carpeta llamada “BigData” (en este caso) en donde encontrarás los archivos que tiene el repositorio, y además un archivo oculto (que con el comando ll lo verás) de configuración del repositorio, que aconsejo no tocar porque yo al menos de eso no controlo.</text:p>
      <text:p text:style-name="P1"/>
      <text:p text:style-name="P1">Una vez hecho esto, tenemos diferentes posibilidades que podremos ir añadiendo en este archivo si quieres a medida que lo vayamos encontrando.</text:p>
      <text:p text:style-name="P1"><text:span text:style-name="T1">git status</text:span> → Nos dice el estado del repositorio, es decir si hay cambios sobre los archivos locales respecto a los que hay subidos.</text:p>
      <text:p text:style-name="P1"/>
      <text:p text:style-name="P1">Cuando quieras subir cambios:</text:p>
      <text:p text:style-name="P2">git add nombreFicheroOCarpeta</text:p>
      <text:p text:style-name="P2">git commit -m “Descripción que se verá en el repositorio, normalmente un resumen de qué han sido tus cambios”</text:p>
      <text:p text:style-name="P1"><text:span text:style-name="T1">git push</text:span> → hace los cambios</text:p>
      <text:p text:style-name="P1"/>
      <text:p text:style-name="P1">De momento con esto creo que podemos empezar. Iremos rellenado este fichero a medida que nos vayamos encontrando cosas.</text:p>
      <text:p text:style-name="P1"/>
      <text:p text:style-name="P4"><text:span text:style-name="T3">git pull </text:span>→ <text:s/>sincroniza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58:31.904196847</meta:creation-date>
    <dc:date>2017-09-24T19:26:36.103106589</dc:date>
    <meta:editing-duration>PT4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12" meta:character-count="1221" meta:non-whitespace-character-count="1018"/>
  </office:meta>
</office:document-meta>
</file>